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1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1" style:family="paragraph" style:parent-style-name="Standard" style:master-page-name="Standard">
      <style:paragraph-properties style:page-number="auto"/>
      <style:text-properties style:font-name="EB Garamond 12"/>
    </style:style>
    <style:style style:name="P22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db9c6" style:font-size-asian="11pt" style:font-size-complex="11pt"/>
    </style:style>
    <style:style style:name="P25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56dc3" style:font-style-asian="normal" style:font-style-complex="normal"/>
    </style:style>
    <style:style style:name="T12" style:family="text">
      <style:text-properties fo:font-style="normal" officeooo:rsid="03e58314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46d66e3" style:font-style-asian="normal" style:font-style-complex="normal"/>
    </style:style>
    <style:style style:name="T15" style:family="text">
      <style:text-properties fo:font-style="normal" officeooo:rsid="04701b83" style:font-style-asian="normal" style:font-style-complex="normal"/>
    </style:style>
    <style:style style:name="T16" style:family="text">
      <style:text-properties fo:font-style="normal" officeooo:rsid="047344c0" style:font-style-asian="normal" style:font-style-complex="normal"/>
    </style:style>
    <style:style style:name="T17" style:family="text">
      <style:text-properties fo:font-style="normal" officeooo:rsid="0474bb6d" style:font-style-asian="normal" style:font-style-complex="normal"/>
    </style:style>
    <style:style style:name="T18" style:family="text">
      <style:text-properties fo:font-style="normal" officeooo:rsid="0474ea07" style:font-style-asian="normal" style:font-style-complex="normal"/>
    </style:style>
    <style:style style:name="T19" style:family="text">
      <style:text-properties fo:font-style="normal" officeooo:rsid="04767363" style:font-style-asian="normal" style:font-style-complex="normal"/>
    </style:style>
    <style:style style:name="T20" style:family="text">
      <style:text-properties fo:font-style="normal" officeooo:rsid="0477492a" style:font-style-asian="normal" style:font-style-complex="normal"/>
    </style:style>
    <style:style style:name="T21" style:family="text">
      <style:text-properties fo:font-style="normal" officeooo:rsid="04781f4b" style:font-style-asian="normal" style:font-style-complex="normal"/>
    </style:style>
    <style:style style:name="T22" style:family="text">
      <style:text-properties fo:font-style="normal" officeooo:rsid="0478984d" style:font-style-asian="normal" style:font-style-complex="normal"/>
    </style:style>
    <style:style style:name="T23" style:family="text">
      <style:text-properties fo:font-style="normal" officeooo:rsid="047a58aa" style:font-style-asian="normal" style:font-style-complex="normal"/>
    </style:style>
    <style:style style:name="T24" style:family="text">
      <style:text-properties fo:font-style="normal" officeooo:rsid="047be1e1" style:font-style-asian="normal" style:font-style-complex="normal"/>
    </style:style>
    <style:style style:name="T25" style:family="text">
      <style:text-properties fo:font-style="normal" officeooo:rsid="047c0a38" style:font-style-asian="normal" style:font-style-complex="normal"/>
    </style:style>
    <style:style style:name="T26" style:family="text">
      <style:text-properties fo:font-style="normal" officeooo:rsid="047db498" style:font-style-asian="normal" style:font-style-complex="normal"/>
    </style:style>
    <style:style style:name="T27" style:family="text">
      <style:text-properties fo:font-style="normal" officeooo:rsid="047db9c6" style:font-style-asian="normal" style:font-style-complex="normal"/>
    </style:style>
    <style:style style:name="T28" style:family="text">
      <style:text-properties fo:font-style="normal" officeooo:rsid="047ed95e" style:font-style-asian="normal" style:font-style-complex="normal"/>
    </style:style>
    <style:style style:name="T29" style:family="text">
      <style:text-properties officeooo:rsid="000a14f6"/>
    </style:style>
    <style:style style:name="T30" style:family="text">
      <style:text-properties officeooo:rsid="005714b7"/>
    </style:style>
    <style:style style:name="T31" style:family="text">
      <style:text-properties officeooo:rsid="00880dbe"/>
    </style:style>
    <style:style style:name="T32" style:family="text">
      <style:text-properties officeooo:rsid="007c6d62"/>
    </style:style>
    <style:style style:name="T33" style:family="text">
      <style:text-properties officeooo:rsid="01e21ff5"/>
    </style:style>
    <style:style style:name="T34" style:family="text">
      <style:text-properties officeooo:rsid="0233449b"/>
    </style:style>
    <style:style style:name="T35" style:family="text">
      <style:text-properties officeooo:rsid="02317916"/>
    </style:style>
    <style:style style:name="T36" style:family="text">
      <style:text-properties officeooo:rsid="0063a409"/>
    </style:style>
    <style:style style:name="T37" style:family="text">
      <style:text-properties officeooo:rsid="034a2232"/>
    </style:style>
    <style:style style:name="T38" style:family="text">
      <style:text-properties officeooo:rsid="0387836c"/>
    </style:style>
    <style:style style:name="T39" style:family="text">
      <style:text-properties officeooo:rsid="03b4652d"/>
    </style:style>
    <style:style style:name="T40" style:family="text">
      <style:text-properties officeooo:rsid="03b75219"/>
    </style:style>
    <style:style style:name="T41" style:family="text">
      <style:text-properties officeooo:rsid="023d18e5"/>
    </style:style>
    <style:style style:name="T42" style:family="text">
      <style:text-properties officeooo:rsid="00836784"/>
    </style:style>
    <style:style style:name="T43" style:family="text">
      <style:text-properties officeooo:rsid="036e9576"/>
    </style:style>
    <style:style style:name="T44" style:family="text">
      <style:text-properties officeooo:rsid="04701b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<text:span text:style-name="T39">Esser-</text:span>Skala, 201<text:span text:style-name="T44">9</text:span></text:p>
      <text:p text:style-name="P16"/>
      <text:p text:style-name="P16"/>
      <text:p text:style-name="P11">© 201<text:span text:style-name="T44">9</text:span> by Wolfgang <text:span text:style-name="T39">Esser-</text:span>Skala. This edition is licensed under the<text:span text:style-name="T37"><text:line-break/></text:span>Creative Commons Attribution<text:span text:style-name="T31">-NonCommercial-ShareAlike</text:span> 4.0 International License.<text:span text:style-name="T37"><text:line-break/></text:span>To view a copy of this license, visit http://creativecommons.org/licenses/by<text:span text:style-name="T32">-nc-sa</text:span>/4.0/.</text:p>
      <text:p text:style-name="P10"/>
      <text:p text:style-name="P12">Music engraving by LilyPond 2.18.0 (http://www.lilypond.org).<text:span text:style-name="T30"><text:line-break/>Front matter</text:span> typeset with EB Garamond (http://www.georgduffner.at/ebgaramond).</text:p>
      <text:p text:style-name="P16"/>
      <text:p text:style-name="P9">First <text:span text:style-name="T33">version</text:span>, <text:span text:style-name="T44">April 2019</text:span></text:p>
      <text:p text:style-name="P23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7">This edition <text:span text:style-name="T6">of the </text:span><text:span text:style-name="T2">M</text:span><text:span text:style-name="T4">i</text:span><text:span text:style-name="T2">ssa </text:span><text:span text:style-name="T5">in D</text:span><text:span text:style-name="T6"> </text:span>bases upon <text:span text:style-name="T36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7">id42603824X</text:span> (siglum Mus.2973-D-<text:span text:style-name="T44">10</text:span>).</text:p>
      <text:p text:style-name="P3"/>
      <text:p text:style-name="P4">In general, this edition closely follows the <text:span text:style-name="T38">manuscript</text:span>. Any changes <text:span text:style-name="T29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18">K Y R I E</text:p>
      <text:p text:style-name="P5"/>
      <text:p text:style-name="P24"><text:span text:style-name="T1">Bar<text:tab/>Staff<text:tab/>Note</text:span><text:span text:style-name="T9"><text:tab/></text:span><text:span text:style-name="T10"><text:line-break/></text:span><text:span text:style-name="T24">5<text:tab/>vl 1</text:span><text:span text:style-name="T13"><text:note text:id="ftn1" text:note-class="footnote"><text:note-citation>1</text:note-citation><text:note-body><text:p text:style-name="P25">Abbreviations: A, alto; B, bass;<text:span text:style-name="T41"> cor, horn; Ms, manuscript; o</text:span>rg, basses and organ; <text:span text:style-name="T41">r, rest;</text:span> T<text:span text:style-name="T42">, </text:span>tenor; <text:span text:style-name="T43">tr, trumpet; vl</text:span>, violin;<text:span text:style-name="T43"> vla, viola</text:span>.</text:p></text:note-body></text:note></text:span><text:span text:style-name="T24"><text:tab/>6th eighth in Ms: d″8<text:line-break/></text:span><text:span text:style-name="T22">11<text:tab/>org<text:tab/>3rd eighth in Ms: cis8<text:line-break/></text:span><text:span text:style-name="T23">20<text:tab/>org<text:tab/>3rd eighth in Ms: fis8</text:span><text:span text:style-name="T28"><text:line-break/>30<text:tab/>vl 2<text:tab/>14th sixteenth in Ms: fis′16</text:span><text:span text:style-name="T23"><text:line-break/></text:span><text:span text:style-name="T16">32</text:span><text:span text:style-name="T12"><text:tab/></text:span><text:span text:style-name="T16">T 1</text:span><text:span text:style-name="T12"><text:tab/></text:span><text:span text:style-name="T16">2nd eighth in Ms: cis′8</text:span><text:span text:style-name="T17"><text:line-break/>36<text:tab/>T 2<text:tab/>4th eighth in Ms: b8</text:span><text:span text:style-name="T25"><text:line-break/>38<text:tab/>vl 1<text:tab/>1st quarter in Ms: a′16–gis′16–a′8</text:span><text:span text:style-name="T26"><text:line-break/>55<text:tab/>vl 1<text:tab/>2nd eighth in Ms: a′8</text:span><text:span text:style-name="T20"><text:line-break/>57<text:tab/>org<text:tab/>3rd eighth in Ms: fis8</text:span><text:span text:style-name="T21"><text:line-break/>62<text:tab/>B<text:tab/>2nd half of bar in Ms: a4.–ais8</text:span><text:span text:style-name="T18"><text:line-break/>69<text:tab/>T 2<text:tab/>3rd quarter in Ms: cis′4</text:span><text:span text:style-name="T19"><text:line-break/></text:span><text:span text:style-name="T27">76<text:tab/>vl 1<text:tab/>2nd half of bar in Ms: d′8–d″8–e′8–d″8<text:line-break/></text:span><text:span text:style-name="T19">76<text:tab/>T 2<text:tab/>1st quarter in Ms: a4</text:span><text:span text:style-name="T11"><text:line-break/></text:span><text:span text:style-name="T14"><text:line-break/><text:line-break/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35">wolfgang</text:span> (at) <text:span text:style-name="T34">esser-skala</text:span>.at<text:span text:style-name="T35"> or create an issue or pull request on the edition’s GitHub page (https://github.com/skafdasschaf/ gassmann-missa-in-D)</text:span>. Your help will be greatly appreciated.</text:p>
      <text:p text:style-name="P8"/>
      <text:p text:style-name="P8"/>
      <text:p text:style-name="P8"><text:span text:style-name="T8">Salzburg, </text:span><text:span text:style-name="T15">April 2019</text:span><text:line-break/>Wolfgang <text:span text:style-name="T39">Esser-</text:span>Skala</text:p>
      <text:p text:style-name="P22"/>
      <text:p text:style-name="P20"><text:span text:style-name="T37"><text:line-break/></text:span>C O N T E N T S</text:p>
      <text:p text:style-name="P14"/>
      <text:p text:style-name="P13"/>
      <text:p text:style-name="P15"><text:span text:style-name="T3">Kyrie</text:span><text:span text:style-name="T40"><text:line-break/><text:tab/>1.1<text:tab/>Kyrie<text:tab/>3<text:line-break/><text:tab/>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3-30T18:16:41.103052298</dc:date>
    <dc:creator>Wolfgang Skala</dc:creator>
    <meta:editing-duration>P11DT22H2M56S</meta:editing-duration>
    <meta:editing-cycles>1074</meta:editing-cycles>
    <meta:generator>LibreOffice/4.2.8.2$Linux_X86_64 LibreOffice_project/420m0$Build-2</meta:generator>
    <meta:document-statistic meta:table-count="0" meta:image-count="1" meta:object-count="0" meta:page-count="5" meta:paragraph-count="15" meta:word-count="370" meta:character-count="2206" meta:non-whitespace-character-count="1831"/>
  </office:meta>
</office:document-meta>
</file>